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fee22" officeooo:paragraph-rsid="001fee22"/>
    </style:style>
    <style:style style:name="P2" style:family="paragraph" style:parent-style-name="Standard" style:list-style-name="L1">
      <style:text-properties officeooo:rsid="00232dc9" officeooo:paragraph-rsid="00232dc9"/>
    </style:style>
    <style:style style:name="P3" style:family="paragraph" style:parent-style-name="Standard" style:list-style-name="L1">
      <style:text-properties officeooo:rsid="0025201f" officeooo:paragraph-rsid="0025201f"/>
    </style:style>
    <style:style style:name="P4" style:family="paragraph" style:parent-style-name="Standard" style:list-style-name="L1">
      <style:text-properties officeooo:rsid="0026d2ea" officeooo:paragraph-rsid="0026d2e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2427992" text:style-name="L1">
        <text:list-item>
          <text:p text:style-name="P1">Title page (1)</text:p>
        </text:list-item>
        <text:list-item>
          <text:p text:style-name="P1">Introduction (2-12)</text:p>
          <text:list>
            <text:list-item>
              <text:p text:style-name="P1">Main body (2-7)</text:p>
            </text:list-item>
            <text:list-item>
              <text:p text:style-name="P1">Related literature (7-12)</text:p>
            </text:list-item>
          </text:list>
        </text:list-item>
        <text:list-item>
          <text:p text:style-name="P2">Empirics (13-22)</text:p>
          <text:list>
            <text:list-item>
              <text:p text:style-name="P2">Data (13-14)</text:p>
            </text:list-item>
            <text:list-item>
              <text:p text:style-name="P2">Construction of Dataset (14-17)</text:p>
            </text:list-item>
            <text:list-item>
              <text:p text:style-name="P2">Visual Analysis (17-18)</text:p>
            </text:list-item>
            <text:list-item>
              <text:p text:style-name="P2">Regressions (18-22)</text:p>
            </text:list-item>
          </text:list>
        </text:list-item>
        <text:list-item>
          <text:p text:style-name="P2">Model (22-44)</text:p>
          <text:list>
            <text:list-item>
              <text:p text:style-name="P2">Description of Model (22-31)</text:p>
            </text:list-item>
            <text:list-item>
              <text:p text:style-name="P2">Static Equilibrium (31-34)</text:p>
            </text:list-item>
            <text:list-item>
              <text:p text:style-name="P2">Dynamic Equilibrium (35-44)</text:p>
            </text:list-item>
          </text:list>
        </text:list-item>
        <text:list-item>
          <text:p text:style-name="P2">Calibration (44-50)</text:p>
          <text:list>
            <text:list-item>
              <text:p text:style-name="P2">Parameters (44)</text:p>
            </text:list-item>
            <text:list-item>
              <text:p text:style-name="P2">Targets (44-47)</text:p>
            </text:list-item>
            <text:list-item>
              <text:p text:style-name="P2">Identification (47-50)</text:p>
            </text:list-item>
          </text:list>
        </text:list-item>
        <text:list-item>
          <text:p text:style-name="P2">Policy analysis (51-69)</text:p>
          <text:list>
            <text:list-item>
              <text:p text:style-name="P3">Preliminaries (e.g., def. of CE welfare) (51-53)</text:p>
            </text:list-item>
            <text:list-item>
              <text:p text:style-name="P3">NCA cost (53-59)</text:p>
            </text:list-item>
            <text:list-item>
              <text:p text:style-name="P3">R&amp;D subsidy (59-63)</text:p>
            </text:list-item>
            <text:list-item>
              <text:p text:style-name="P3">Targeted R&amp;D subsidy (63-66)</text:p>
            </text:list-item>
            <text:list-item>
              <text:p text:style-name="P3">All policies (66-69)</text:p>
            </text:list-item>
          </text:list>
        </text:list-item>
        <text:list-item>
          <text:p text:style-name="P3">Conclusion (69-71)</text:p>
        </text:list-item>
        <text:list-item>
          <text:p text:style-name="P4">Appendix (72-85)</text:p>
        </text:list-item>
        <text:list-item>
          <text:p text:style-name="P4">References (86-89)</text:p>
        </text:list-item>
        <text:list-item>
          <text:p text:style-name="P4">Online Appendix (90-116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4:33:37.689225153</meta:creation-date>
    <dc:date>2021-08-24T15:58:17.692162300</dc:date>
    <meta:editing-duration>PT3M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7" meta:word-count="103" meta:character-count="624" meta:non-whitespace-character-count="575"/>
  </office:meta>
</office:document-meta>
</file>